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1.3366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2.1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Zpa21.top" table:style-name="ta1">
        <table:table-column table:style-name="co1" table:number-columns-repeated="7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strain.id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op.growth</text:p>
          </table:table-cell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colony.cm</text:p>
          </table:table-cell>
          <table:table-cell table:style-name="ce1" office:value-type="string" calcext:value-type="string">
            <text:p>halo.cm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string" calcext:value-type="string">
            <text:p>cells.under</text:p>
          </table:table-cell>
          <table:table-cell table:style-name="ce1" office:value-type="string" calcext:value-type="string">
            <text:p>melanization</text:p>
          </table:table-cell>
          <table:table-cell table:style-name="ce1" office:value-type="string" calcext:value-type="string">
            <text:p>double.halo</text:p>
          </table:table-cell>
          <table:table-cell table:style-name="ce1" office:value-type="string" calcext:value-type="string">
            <text:p>observations</text:p>
          </table:table-cell>
          <table:table-cell table:style-name="ce3" office:value-type="string" calcext:value-type="string">
            <text:p>assay</text:p>
          </table:table-cell>
          <table:table-cell table:style-name="ce12" office:value-type="string" calcext:value-type="string">
            <text:p>rep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grow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grow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grow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hm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5" calcext:value-type="float">
            <text:p>0.5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Double halo promo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ouble halo promo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ouble halo promo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m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m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  <table:table-cell/>
        </table:table-row>
        <table:table-row table:style-name="ro2" table:number-rows-repeated="104839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Zpa796.top" table:style-name="ta1">
        <table:table-column table:style-name="co1" table:number-columns-repeated="12" table:default-cell-style-name="ce10"/>
        <table:table-row table:style-name="ro1">
          <table:table-cell table:style-name="ce9" office:value-type="string" calcext:value-type="string">
            <text:p>strain.id</text:p>
          </table:table-cell>
          <table:table-cell table:style-name="ce9" office:value-type="string" calcext:value-type="string">
            <text:p>rep</text:p>
          </table:table-cell>
          <table:table-cell table:style-name="ce9" office:value-type="string" calcext:value-type="string">
            <text:p>top.growth</text:p>
          </table:table-cell>
          <table:table-cell table:style-name="ce9" office:value-type="string" calcext:value-type="string">
            <text:p>phenotype</text:p>
          </table:table-cell>
          <table:table-cell table:style-name="ce9" office:value-type="string" calcext:value-type="string">
            <text:p>colony.cm</text:p>
          </table:table-cell>
          <table:table-cell table:style-name="ce9" office:value-type="string" calcext:value-type="string">
            <text:p>halo.cm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cells.under</text:p>
          </table:table-cell>
          <table:table-cell table:style-name="ce9" office:value-type="string" calcext:value-type="string">
            <text:p>melanization</text:p>
          </table:table-cell>
          <table:table-cell table:style-name="ce9" office:value-type="string" calcext:value-type="string">
            <text:p>double.halo</text:p>
          </table:table-cell>
          <table:table-cell table:style-name="ce9" office:value-type="string" calcext:value-type="string">
            <text:p>observations</text:p>
          </table:table-cell>
          <table:table-cell table:style-name="ce11" office:value-type="string" calcext:value-type="string">
            <text:p>assay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romotion with longer incuba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growt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growt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growt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5" calcext:value-type="float">
            <text:p>0.4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ery fainte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alo after long incubatio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nta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5" calcext:value-type="float">
            <text:p>0.3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</table:table>
      <table:table table:name="Zpa21.bottom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train.id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op.growth</text:p>
          </table:table-cell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colony.cm</text:p>
          </table:table-cell>
          <table:table-cell table:style-name="ce1" office:value-type="string" calcext:value-type="string">
            <text:p>halo.cm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string" calcext:value-type="string">
            <text:p>cells.under</text:p>
          </table:table-cell>
          <table:table-cell table:style-name="ce1" office:value-type="string" calcext:value-type="string">
            <text:p>melanization</text:p>
          </table:table-cell>
          <table:table-cell table:style-name="ce1" office:value-type="string" calcext:value-type="string">
            <text:p>double.halo</text:p>
          </table:table-cell>
          <table:table-cell table:style-name="ce1" office:value-type="string" calcext:value-type="string">
            <text:p>observations</text:p>
          </table:table-cell>
          <table:table-cell table:style-name="ce3" office:value-type="string" calcext:value-type="string">
            <text:p>assay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5" calcext:value-type="float">
            <text:p>0.8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7" calcext:value-type="float">
            <text:p>0.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.35" calcext:value-type="float">
            <text:p>1.3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.35" calcext:value-type="float">
            <text:p>1.3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</table:table>
      <table:table table:name="Zpa796.bottom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train.id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top.growth</text:p>
          </table:table-cell>
          <table:table-cell table:style-name="ce1" office:value-type="string" calcext:value-type="string">
            <text:p>phenotype</text:p>
          </table:table-cell>
          <table:table-cell table:style-name="ce1" office:value-type="string" calcext:value-type="string">
            <text:p>colony.cm</text:p>
          </table:table-cell>
          <table:table-cell table:style-name="ce1" office:value-type="string" calcext:value-type="string">
            <text:p>halo.cm</text:p>
          </table:table-cell>
          <table:table-cell table:style-name="ce1" office:value-type="string" calcext:value-type="string">
            <text:p>intensity</text:p>
          </table:table-cell>
          <table:table-cell table:style-name="ce1" office:value-type="string" calcext:value-type="string">
            <text:p>cells.under</text:p>
          </table:table-cell>
          <table:table-cell table:style-name="ce1" office:value-type="string" calcext:value-type="string">
            <text:p>melanization</text:p>
          </table:table-cell>
          <table:table-cell table:style-name="ce1" office:value-type="string" calcext:value-type="string">
            <text:p>double.halo</text:p>
          </table:table-cell>
          <table:table-cell table:style-name="ce1" office:value-type="string" calcext:value-type="string">
            <text:p>observations</text:p>
          </table:table-cell>
          <table:table-cell table:style-name="ce3" office:value-type="string" calcext:value-type="string">
            <text:p>assay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vergrown by zym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75" calcext:value-type="float">
            <text:p>0.7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" calcext:value-type="float">
            <text:p>0.8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" calcext:value-type="float">
            <text:p>0.9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5" calcext:value-type="float">
            <text:p>0.9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9" calcext:value-type="float">
            <text:p>0.9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.15" calcext:value-type="float">
            <text:p>1.1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.15" calcext:value-type="float">
            <text:p>1.1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  <table:table-row table:style-name="ro2">
          <table:table-cell office:value-type="string" calcext:value-type="string">
            <text:p>hm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extra</text:p>
          </table:table-cell>
        </table:table-row>
      </table:table>
      <table:table table:name="Sheet5" table:style-name="ta1"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row table:style-name="ro2">
          <table:table-cell office:value-type="string" calcext:value-type="string">
            <text:p>hm1</text:p>
          </table:table-cell>
          <table:table-cell/>
          <table:table-cell office:value-type="string" calcext:value-type="string">
            <text:p>hm1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/>
          <table:table-cell office:value-type="string" calcext:value-type="string">
            <text:p>hm1</text:p>
          </table:table-cell>
        </table:table-row>
        <table:table-row table:style-name="ro2">
          <table:table-cell office:value-type="string" calcext:value-type="string">
            <text:p>hm1</text:p>
          </table:table-cell>
          <table:table-cell/>
          <table:table-cell office:value-type="string" calcext:value-type="string">
            <text:p>hm1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/>
          <table:table-cell office:value-type="string" calcext:value-type="string">
            <text:p>hm1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/>
          <table:table-cell office:value-type="string" calcext:value-type="string">
            <text:p>hm13</text:p>
          </table:table-cell>
        </table:table-row>
        <table:table-row table:style-name="ro2">
          <table:table-cell office:value-type="string" calcext:value-type="string">
            <text:p>hm13</text:p>
          </table:table-cell>
          <table:table-cell/>
          <table:table-cell office:value-type="string" calcext:value-type="string">
            <text:p>hm13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/>
          <table:table-cell office:value-type="string" calcext:value-type="string">
            <text:p>hm20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/>
          <table:table-cell office:value-type="string" calcext:value-type="string">
            <text:p>hm20</text:p>
          </table:table-cell>
        </table:table-row>
        <table:table-row table:style-name="ro2">
          <table:table-cell office:value-type="string" calcext:value-type="string">
            <text:p>hm20</text:p>
          </table:table-cell>
          <table:table-cell/>
          <table:table-cell office:value-type="string" calcext:value-type="string">
            <text:p>hm20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/>
          <table:table-cell office:value-type="string" calcext:value-type="string">
            <text:p>hm21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/>
          <table:table-cell office:value-type="string" calcext:value-type="string">
            <text:p>hm21</text:p>
          </table:table-cell>
        </table:table-row>
        <table:table-row table:style-name="ro2">
          <table:table-cell office:value-type="string" calcext:value-type="string">
            <text:p>hm21</text:p>
          </table:table-cell>
          <table:table-cell/>
          <table:table-cell office:value-type="string" calcext:value-type="string">
            <text:p>hm21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/>
          <table:table-cell office:value-type="string" calcext:value-type="string">
            <text:p>hm28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/>
          <table:table-cell office:value-type="string" calcext:value-type="string">
            <text:p>hm28</text:p>
          </table:table-cell>
        </table:table-row>
        <table:table-row table:style-name="ro2">
          <table:table-cell office:value-type="string" calcext:value-type="string">
            <text:p>hm28</text:p>
          </table:table-cell>
          <table:table-cell/>
          <table:table-cell office:value-type="string" calcext:value-type="string">
            <text:p>hm28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/>
          <table:table-cell office:value-type="string" calcext:value-type="string">
            <text:p>hm40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/>
          <table:table-cell office:value-type="string" calcext:value-type="string">
            <text:p>hm40</text:p>
          </table:table-cell>
        </table:table-row>
        <table:table-row table:style-name="ro2">
          <table:table-cell office:value-type="string" calcext:value-type="string">
            <text:p>hm40</text:p>
          </table:table-cell>
          <table:table-cell/>
          <table:table-cell office:value-type="string" calcext:value-type="string">
            <text:p>hm40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/>
          <table:table-cell office:value-type="string" calcext:value-type="string">
            <text:p>hm4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/>
          <table:table-cell office:value-type="string" calcext:value-type="string">
            <text:p>hm43</text:p>
          </table:table-cell>
        </table:table-row>
        <table:table-row table:style-name="ro2">
          <table:table-cell office:value-type="string" calcext:value-type="string">
            <text:p>hm43</text:p>
          </table:table-cell>
          <table:table-cell/>
          <table:table-cell office:value-type="string" calcext:value-type="string">
            <text:p>hm43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/>
          <table:table-cell office:value-type="string" calcext:value-type="string">
            <text:p>hm45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/>
          <table:table-cell office:value-type="string" calcext:value-type="string">
            <text:p>hm45</text:p>
          </table:table-cell>
        </table:table-row>
        <table:table-row table:style-name="ro2">
          <table:table-cell office:value-type="string" calcext:value-type="string">
            <text:p>hm45</text:p>
          </table:table-cell>
          <table:table-cell/>
          <table:table-cell office:value-type="string" calcext:value-type="string">
            <text:p>hm45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/>
          <table:table-cell office:value-type="string" calcext:value-type="string">
            <text:p>hm47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/>
          <table:table-cell office:value-type="string" calcext:value-type="string">
            <text:p>hm47</text:p>
          </table:table-cell>
        </table:table-row>
        <table:table-row table:style-name="ro2">
          <table:table-cell office:value-type="string" calcext:value-type="string">
            <text:p>hm47</text:p>
          </table:table-cell>
          <table:table-cell/>
          <table:table-cell office:value-type="string" calcext:value-type="string">
            <text:p>hm47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/>
          <table:table-cell office:value-type="string" calcext:value-type="string">
            <text:p>hm48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/>
          <table:table-cell office:value-type="string" calcext:value-type="string">
            <text:p>hm48</text:p>
          </table:table-cell>
        </table:table-row>
        <table:table-row table:style-name="ro2">
          <table:table-cell office:value-type="string" calcext:value-type="string">
            <text:p>hm48</text:p>
          </table:table-cell>
          <table:table-cell/>
          <table:table-cell office:value-type="string" calcext:value-type="string">
            <text:p>hm48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/>
          <table:table-cell office:value-type="string" calcext:value-type="string">
            <text:p>hm50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/>
          <table:table-cell office:value-type="string" calcext:value-type="string">
            <text:p>hm50</text:p>
          </table:table-cell>
        </table:table-row>
        <table:table-row table:style-name="ro2">
          <table:table-cell office:value-type="string" calcext:value-type="string">
            <text:p>hm50</text:p>
          </table:table-cell>
          <table:table-cell/>
          <table:table-cell office:value-type="string" calcext:value-type="string">
            <text:p>hm50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/>
          <table:table-cell office:value-type="string" calcext:value-type="string">
            <text:p>hm5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/>
          <table:table-cell office:value-type="string" calcext:value-type="string">
            <text:p>hm53</text:p>
          </table:table-cell>
        </table:table-row>
        <table:table-row table:style-name="ro2">
          <table:table-cell office:value-type="string" calcext:value-type="string">
            <text:p>hm53</text:p>
          </table:table-cell>
          <table:table-cell/>
          <table:table-cell office:value-type="string" calcext:value-type="string">
            <text:p>hm53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/>
          <table:table-cell office:value-type="string" calcext:value-type="string">
            <text:p>hm54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/>
          <table:table-cell office:value-type="string" calcext:value-type="string">
            <text:p>hm54</text:p>
          </table:table-cell>
        </table:table-row>
        <table:table-row table:style-name="ro2">
          <table:table-cell office:value-type="string" calcext:value-type="string">
            <text:p>hm54</text:p>
          </table:table-cell>
          <table:table-cell/>
          <table:table-cell office:value-type="string" calcext:value-type="string">
            <text:p>hm54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/>
          <table:table-cell office:value-type="string" calcext:value-type="string">
            <text:p>hm56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/>
          <table:table-cell office:value-type="string" calcext:value-type="string">
            <text:p>hm56</text:p>
          </table:table-cell>
        </table:table-row>
        <table:table-row table:style-name="ro2">
          <table:table-cell office:value-type="string" calcext:value-type="string">
            <text:p>hm56</text:p>
          </table:table-cell>
          <table:table-cell/>
          <table:table-cell office:value-type="string" calcext:value-type="string">
            <text:p>hm56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/>
          <table:table-cell office:value-type="string" calcext:value-type="string">
            <text:p>hm60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/>
          <table:table-cell office:value-type="string" calcext:value-type="string">
            <text:p>hm60</text:p>
          </table:table-cell>
        </table:table-row>
        <table:table-row table:style-name="ro2">
          <table:table-cell office:value-type="string" calcext:value-type="string">
            <text:p>hm60</text:p>
          </table:table-cell>
          <table:table-cell/>
          <table:table-cell office:value-type="string" calcext:value-type="string">
            <text:p>hm60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/>
          <table:table-cell office:value-type="string" calcext:value-type="string">
            <text:p>hm61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/>
          <table:table-cell office:value-type="string" calcext:value-type="string">
            <text:p>hm61</text:p>
          </table:table-cell>
        </table:table-row>
        <table:table-row table:style-name="ro2">
          <table:table-cell office:value-type="string" calcext:value-type="string">
            <text:p>hm61</text:p>
          </table:table-cell>
          <table:table-cell/>
          <table:table-cell office:value-type="string" calcext:value-type="string">
            <text:p>hm61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/>
          <table:table-cell office:value-type="string" calcext:value-type="string">
            <text:p>hm67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/>
          <table:table-cell office:value-type="string" calcext:value-type="string">
            <text:p>hm67</text:p>
          </table:table-cell>
        </table:table-row>
        <table:table-row table:style-name="ro2">
          <table:table-cell office:value-type="string" calcext:value-type="string">
            <text:p>hm67</text:p>
          </table:table-cell>
          <table:table-cell/>
          <table:table-cell office:value-type="string" calcext:value-type="string">
            <text:p>hm67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/>
          <table:table-cell office:value-type="string" calcext:value-type="string">
            <text:p>hm7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/>
          <table:table-cell office:value-type="string" calcext:value-type="string">
            <text:p>hm7</text:p>
          </table:table-cell>
        </table:table-row>
        <table:table-row table:style-name="ro2">
          <table:table-cell office:value-type="string" calcext:value-type="string">
            <text:p>hm7</text:p>
          </table:table-cell>
          <table:table-cell/>
          <table:table-cell office:value-type="string" calcext:value-type="string">
            <text:p>hm7</text:p>
          </table:table-cell>
        </table:table-row>
      </table:table>
      <table:named-expressions/>
      <table:database-ranges>
        <table:database-range table:name="__Anonymous_Sheet_DB__0" table:target-range-address="'Zpa21.top'.A1:'Zpa21.top'.L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minutes number:style="long"/>
      <number:text>:</number:text>
      <number:seconds number:style="long"/>
    </number:time-style>
    <number:date-style style:name="N142">
      <number:month/>
      <number:text>/</number:text>
      <number:day/>
      <number:text>/</number:text>
      <number:year number:style="long"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</number:dat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 number:textual="true"/>
      <number:text>-</number:text>
      <number:year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time-style style:name="N131">
      <number:hours/>
      <number:text>:</number:text>
      <number:minutes number:style="long"/>
      <number:text>:</number:text>
      <number:seconds number:style="long"/>
    </number:time-style>
    <number:number-style style:name="N130">
      <number:number number:decimal-places="1" number:min-decimal-places="1" number:min-integer-digits="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time-style style:name="N129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08:42:45.802818308</meta:creation-date>
    <dc:date>2024-11-26T12:04:04.140185539</dc:date>
    <meta:editing-duration>PT2H34M43S</meta:editing-duration>
    <meta:editing-cycles>25</meta:editing-cycles>
    <meta:generator>LibreOffice/7.3.7.2$Linux_X86_64 LibreOffice_project/30$Build-2</meta:generator>
    <meta:document-statistic meta:table-count="5" meta:cell-count="7954" meta:object-count="0"/>
  </office:meta>
</office:document-meta>
</file>